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088E337F51F9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99cm, 20.634cm, 9.273cm, 4.2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58cm" svg:y="0.716cm" svg:width="17.63cm" svg:height="10.585cm" draw:z-index="0"><draw:image xlink:href="Pictures/1000000000000780000004388088E337F51F94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1-01-22T14:39:38.755000000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